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259000001C4AD4B747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textarea-horizontal-align="center" draw:textarea-vertical-align="middle"/>
    </style:style>
    <style:style style:name="gr2" style:family="graphic" style:parent-style-name="standard">
      <style:graphic-properties draw:stroke="none" svg:stroke-width="0.05cm" draw:marker-start-width="0.275cm" draw:marker-end-width="0.275cm" draw:fill="solid" draw:fill-color="#66ff6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cm" draw:marker-start-width="0.35cm" draw:marker-end-width="0.3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5cm" svg:stroke-color="#000080" draw:marker-start-width="0.275cm" draw:marker-end-width="0.275cm" draw:fill="bitmap" draw:fill-color="#66ff6c" draw:fill-gradient-name="Gradient_20_1" draw:fill-hatch-name="Black_20_0_20_Degrees" draw:fill-image-name="gradient3" draw:textarea-horizontal-align="justify" draw:textarea-vertical-align="middle" draw:auto-grow-height="false" fo:padding-top="0.15cm" fo:padding-bottom="0.15cm" fo:padding-left="0.275cm" fo:padding-right="0.275cm" draw:shadow="visible" draw:shadow-offset-x="0.2cm" draw:shadow-offset-y="0.2cm"/>
    </style:style>
    <style:style style:name="gr6" style:family="graphic" style:parent-style-name="standard">
      <style:graphic-properties draw:stroke="none" svg:stroke-width="0.05cm" draw:marker-start-width="0.275cm" draw:marker-end-width="0.275cm" draw:fill="solid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ff6c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8.6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2.898cm"/>
    </style:style>
    <style:style style:name="gr16" style:family="graphic" style:parent-style-name="standard">
      <style:graphic-properties draw:stroke="none" svg:stroke-width="0.05cm" draw:marker-start-width="0.275cm" draw:marker-end-width="0.275cm" draw:fill="gradient" draw:fill-color="#ffff66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draw:marker-start-width="0.275cm" draw:marker-end-width="0.275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text-indent="0cm" style:writing-mode="tb-rl"/>
      <style:text-properties fo:font-size="16pt" style:font-size-asian="16pt" style:font-size-complex="16pt"/>
    </style:style>
    <style:style style:name="P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0" style:family="paragraph">
      <style:paragraph-properties fo:margin-left="0cm" fo:margin-right="0cm" fo:text-indent="0cm" style:writing-mode="tb-rl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3.5cm" svg:y1="10.8cm" svg:x2="18.5cm" svg:y2="10.8cm">
          <text:p/>
        </draw:line>
        <draw:line draw:style-name="gr1" draw:text-style-name="P1" draw:layer="layout" svg:x1="3.5cm" svg:y1="13cm" svg:x2="18.5cm" svg:y2="13cm">
          <text:p/>
        </draw:line>
        <draw:line draw:style-name="gr1" draw:text-style-name="P1" draw:layer="layout" svg:x1="3.5cm" svg:y1="15.5cm" svg:x2="18.5cm" svg:y2="15.5cm">
          <text:p/>
        </draw:line>
        <draw:line draw:style-name="gr1" draw:text-style-name="P1" draw:layer="layout" svg:x1="3.5cm" svg:y1="8.8cm" svg:x2="18.5cm" svg:y2="8.8cm">
          <text:p/>
        </draw:line>
        <draw:custom-shape draw:style-name="gr2" draw:text-style-name="P2" draw:layer="layout" svg:width="11cm" svg:height="1.5cm" svg:x="7.5cm" svg:y="14.9cm">
          <text:p text:style-name="P2">Vorbis, AAC, MP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" draw:layer="layout" svg:width="12.2cm" svg:height="1cm" svg:x="5.1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815cm" svg:height="0.878cm" svg:x="2.5cm" svg:y="6.2cm">
          <draw:text-box>
            <text:p text:style-name="P3"><text:span text:style-name="T1">0</text:span></text:p>
          </draw:text-box>
        </draw:frame>
        <draw:frame draw:style-name="gr4" draw:text-style-name="P4" draw:layer="layout" svg:width="1.129cm" svg:height="0.878cm" svg:x="16.895cm" svg:y="5.738cm">
          <draw:text-box>
            <text:p text:style-name="P3"><text:span text:style-name="T1">80</text:span></text:p>
          </draw:text-box>
        </draw:frame>
        <draw:frame draw:style-name="gr4" draw:text-style-name="P4" draw:layer="layout" svg:width="1.129cm" svg:height="0.878cm" svg:x="10.295cm" svg:y="5.738cm">
          <draw:text-box>
            <text:p text:style-name="P3"><text:span text:style-name="T1">40</text:span></text:p>
          </draw:text-box>
        </draw:frame>
        <draw:custom-shape draw:style-name="gr2" draw:text-style-name="P2" draw:layer="layout" svg:width="7cm" svg:height="1.5cm" svg:x="6cm" svg:y="12.3cm">
          <text:p text:style-name="P2">AMR-WB+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layer="layout" svg:width="7.5cm" svg:height="2.3cm" svg:x="11cm" svg:y="8.5cm">
          <text:p text:style-name="P2">AAC-L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2" draw:layer="layout" svg:width="14.5cm" svg:height="2cm" svg:x="4cm" svg:y="6.8cm">
          <text:p text:style-name="P2"><text:span text:style-name="T2">Opu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5" draw:layer="layout" svg:width="2.2cm" svg:height="1cm" svg:x="3.9cm" svg:y="7.7cm">
          <text:p text:style-name="P2"><text:span text:style-name="T1">G.729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4" draw:layer="layout" svg:width="1.129cm" svg:height="0.878cm" svg:x="2.371cm" svg:y="12.6cm">
          <draw:text-box>
            <text:p text:style-name="P3"><text:span text:style-name="T1">80</text:span></text:p>
          </draw:text-box>
        </draw:frame>
        <draw:frame draw:style-name="gr4" draw:text-style-name="P4" draw:layer="layout" svg:width="1.129cm" svg:height="0.878cm" svg:x="2.397cm" svg:y="10.4cm">
          <draw:text-box>
            <text:p text:style-name="P3"><text:span text:style-name="T1">40</text:span></text:p>
          </draw:text-box>
        </draw:frame>
        <draw:frame draw:style-name="gr4" draw:text-style-name="P4" draw:layer="layout" svg:width="5.988cm" svg:height="0.878cm" svg:x="7.9cm" svg:y="5.138cm">
          <draw:text-box>
            <text:p text:style-name="P3"><text:span text:style-name="T1">Bitrate (kbps/channel)</text:span></text:p>
          </draw:text-box>
        </draw:frame>
        <draw:line draw:style-name="gr7" draw:text-style-name="P1" draw:layer="layout" svg:x1="3.5cm" svg:y1="16.6cm" svg:x2="3.5cm" svg:y2="6.6cm">
          <text:p/>
        </draw:line>
        <draw:line draw:style-name="gr8" draw:text-style-name="P1" draw:layer="layout" svg:x1="3.5cm" svg:y1="6.6cm" svg:x2="18.5cm" svg:y2="6.6cm">
          <text:p/>
        </draw:line>
        <draw:frame draw:style-name="gr9" draw:text-style-name="P6" draw:layer="layout" svg:width="1.128cm" svg:height="2.974cm" svg:x="1.684cm" svg:y="9.3cm">
          <draw:text-box>
            <text:p text:style-name="P6"><text:span text:style-name="T1">Delay (ms)</text:span></text:p>
          </draw:text-box>
        </draw:frame>
        <draw:frame draw:style-name="gr4" draw:text-style-name="P4" draw:layer="layout" svg:width="1.129cm" svg:height="0.878cm" svg:x="2.371cm" svg:y="8.322cm">
          <draw:text-box>
            <text:p text:style-name="P3"><text:span text:style-name="T1">20</text:span></text:p>
          </draw:text-box>
        </draw:frame>
        <draw:custom-shape draw:style-name="gr10" draw:text-style-name="P2" draw:layer="layout" svg:width="0.6cm" svg:height="0.6cm" svg:x="5.4cm" svg:y="17.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2" draw:layer="layout" svg:width="0.6cm" svg:height="0.6cm" svg:x="9.688cm" svg:y="17.67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2" draw:layer="layout" svg:width="0.6cm" svg:height="0.6cm" svg:x="13.35cm" svg:y="17.67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" draw:text-style-name="P7" draw:layer="layout" svg:width="10.853cm" svg:height="0.878cm" svg:x="6.15cm" svg:y="17.5cm">
          <draw:text-box>
            <text:p text:style-name="P3"><text:span text:style-name="T1">narrowband</text:span></text:p>
          </draw:text-box>
        </draw:frame>
        <draw:frame draw:style-name="gr14" draw:text-style-name="P7" draw:layer="layout" svg:width="9.104cm" svg:height="0.878cm" svg:x="10.439cm" svg:y="17.522cm">
          <draw:text-box>
            <text:p text:style-name="P3"><text:span text:style-name="T1">wideband</text:span></text:p>
          </draw:text-box>
        </draw:frame>
        <draw:frame draw:style-name="gr15" draw:text-style-name="P7" draw:layer="layout" svg:width="3.398cm" svg:height="0.878cm" svg:x="14.102cm" svg:y="17.522cm">
          <draw:text-box>
            <text:p text:style-name="P3"><text:span text:style-name="T1">&gt; wideband</text:span></text:p>
          </draw:text-box>
        </draw:frame>
        <draw:frame draw:style-name="gr4" draw:text-style-name="P4" draw:layer="layout" svg:width="1.442cm" svg:height="0.878cm" svg:x="2.058cm" svg:y="15cm">
          <draw:text-box>
            <text:p text:style-name="P3"><text:span text:style-name="T1">200</text:span></text:p>
          </draw:text-box>
        </draw:frame>
        <draw:frame draw:style-name="gr4" draw:text-style-name="P8" draw:layer="layout" svg:width="0.925cm" svg:height="1.119cm" svg:x="3.051cm" svg:y="11.338cm">
          <draw:text-box>
            <text:p text:style-name="P3"><text:span text:style-name="T3">≈</text:span></text:p>
          </draw:text-box>
        </draw:frame>
        <draw:frame draw:style-name="gr4" draw:text-style-name="P9" draw:layer="layout" svg:width="0.925cm" svg:height="1.119cm" svg:x="3.05cm" svg:y="13.64cm">
          <draw:text-box>
            <text:p text:style-name="P3"><text:span text:style-name="T3">≈</text:span></text:p>
          </draw:text-box>
        </draw:frame>
        <draw:custom-shape draw:style-name="gr16" draw:text-style-name="P5" draw:layer="layout" svg:width="7cm" svg:height="1.5cm" svg:x="4cm" svg:y="9.1cm">
          <text:p text:style-name="P2"><text:span text:style-name="T1">Speex (NB, WB)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4.5cm" svg:height="1cm" svg:x="7.5cm" svg:y="10.3cm">
          <text:p text:style-name="P2">G.722.1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10" draw:layer="layout" svg:width="0.975cm" svg:height="1.755cm" svg:x="19.125cm" svg:y="12.6cm">
          <draw:text-box>
            <text:p text:style-name="P10"><text:span text:style-name="T4">Archival</text:span></text:p>
          </draw:text-box>
        </draw:frame>
        <draw:frame draw:style-name="gr9" draw:text-style-name="P10" draw:layer="layout" svg:width="0.975cm" svg:height="3.097cm" svg:x="19.125cm" svg:y="7.864cm">
          <draw:text-box>
            <text:p text:style-name="P10"><text:span text:style-name="T4">Real-time (live)</text:span></text:p>
          </draw:text-box>
        </draw:frame>
        <draw:frame draw:style-name="gr4" draw:text-style-name="P11" draw:layer="layout" svg:width="3.072cm" svg:height="0.725cm" svg:x="5.428cm" svg:y="16.6cm">
          <draw:text-box>
            <text:p text:style-name="P3"><text:span text:style-name="T4">Phone quality</text:span></text:p>
          </draw:text-box>
        </draw:frame>
        <draw:frame draw:style-name="gr4" draw:text-style-name="P11" draw:layer="layout" svg:width="2.691cm" svg:height="0.725cm" svg:x="13.928cm" svg:y="16.6cm">
          <draw:text-box>
            <text:p text:style-name="P3"><text:span text:style-name="T4">High fidelity</text:span></text:p>
          </draw:text-box>
        </draw:frame>
        <draw:custom-shape draw:style-name="gr17" draw:text-style-name="P5" draw:layer="layout" svg:width="4.5cm" svg:height="1cm" svg:x="5cm" svg:y="11cm">
          <text:p text:style-name="P2">G.729.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8" draw:text-style-name="P1" draw:layer="layout" svg:x1="5cm" svg:y1="16.6cm" svg:x2="17.5cm" svg:y2="16.6cm">
          <text:p/>
        </draw:line>
        <draw:line draw:style-name="gr18" draw:text-style-name="P1" draw:layer="layout" svg:x1="19.2cm" svg:y1="7cm" svg:x2="19.2cm" svg:y2="15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66" draw:end-color="#ff9966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gradient3" xlink:href="Pictures/1000000000000259000001C4AD4B7472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-Marc Valin</meta:initial-creator>
    <meta:creation-date>2011-09-20T15:09:06</meta:creation-date>
    <dc:date>2011-09-20T15:09:51</dc:date>
    <dc:creator>Jean-Marc Valin</dc:creator>
    <meta:editing-duration>PT45S</meta:editing-duration>
    <meta:editing-cycles>1</meta:editing-cycles>
    <meta:document-statistic meta:object-count="38"/>
    <meta:generator>LibreOffice/3.4$Unix LibreOffice_project/340m1$Build-302</meta:generator>
  </office:meta>
</office:document-meta>
</file>